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_20__28_WW_29_">
      <style:paragraph-properties fo:margin-left="0cm" fo:margin-right="0cm" fo:text-indent="0cm" style:auto-text-indent="false" style:writing-mode="lr-tb"/>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xplicación Tablas:</text:span></text:p>
      <text:p text:style-name="P1" loext:marker-style-name="T1">Empezamos con la tabla servicios, puesta de esta forma porque esta empresa-entidad ofrece diversos servicios, tanto para clientes (otras empresas), como para los estudiantes mediante, otras cosas los Bootcamps. La tabla servicios tiene una relación N:M con los clientes, ya que un cliente puede tener contratado varios servicios, y a su vez, un mismo servicio puede estar contratado por varias empresas (clientes), por lo que creamos una tabla adicional llamada services-clients y tener una relación 1:N.<text:span text:style-name="T1"/></text:p>
      <text:p text:style-name="P1" loext:marker-style-name="T1">Algo similar pasa con los estudiantes, ya que cada estudiante, puede acceder a diferentes servicios además de los bootcamps, como cursos gratuitos, hack your future, bolsa de empleo, etc. Por esto mismo, necesitamos crear otra tabla que sea services-students. Los estudiantes a su vez están relacionados con los bootcamps, que ofrecidos desde los servicios, en este caso tipo formación, necesitamos la tabla matrícula, viniendo a ser students-bootcamps, para que pueda ser una relación 1:M, ya que un estudiante puede cursar varios bootcamps y un bootcamp es elegido para estudiar por varios estudiantes. Ya que bootcamp y servicios están relacionados, debido a que los servicios ofertan varios bootcamps, se crea una relación entre ellos de 1:N.<text:span text:style-name="T1"/></text:p>
      <text:p text:style-name="P1" loext:marker-style-name="T1">Los servicios están dirigidos por los distintos departamentos, con una relación 1:M, ya que un departamento, puede realizar varios servicios, pero un servicio estará determinado por su departamento correspondiente. Contamos con que un departamento lo forman varios empleados y que cada empleado solo puede estar asignado a un departamento concreto. También contamos con que los empleados pueden desarrollar distintas tareas o funciones, y en este caso una misma función según lo ardua que sea, necesitará más o menos empleados para desarrollarla, por lo que creamos otra tabla que sea employee-dutie, y sea finalmente una relación 1:M. Y cada una de esas funciones estará asignada a su debido departamento.<text:span text:style-name="T1"/></text:p>
      <text:p text:style-name="P1" loext:marker-style-name="T1">Cada bootcamp, está dividido en varios modulos, pero estos módulos no son exclusivos de un solo bootcamp, ya que en varios de ellos, pueden coincidir los mismos módulos, por lo que necesitamos crear la tabla bootcamp-module. Como es una formación, tanto cada modulo, como cada bootcamp y cada estudiante recibirán calificaciones. Un módulo solo tiene una calificación (con la práctica) apto o no apto (1:N), mientras que cada bootcamp solo podrá tener una calificación, superado con éxito, superado o no superado (1:1) y una calificación es exclusiva de cada bootcamp. Asimismo, los estudiantes puede recibir varias calificaciones, por cada módulo y al final del bootcamp y cada calificación es exclusiva de cada alumno en este caso.<text:span text:style-name="T1"/></text:p>
      <text:p text:style-name="P1" loext:marker-style-name="T1">Todos los módulos serán dados por un profesores, y el mismo módulo solo podrá ser dado por el mismo profesor, y cada profesor puede dar varios módulos. Por lo que aquí tenemos una relación 1:M entre profesor y modulo y como cada profesor puede dar el mismo módulo a diferentes bootcamps, y un bootcamp tiene varios profesores, necesitamos la tabla teacher-bootcamp.<text:span text:style-name="T1"/></text:p>
      <text:p text:style-name="P1" loext:marker-style-name="T1">Cada módulo se divide en varias clases y la misma clase puede estar en diversos módulos, dependiendo del contenido y lo que necesite abarcar cada bootcamp, pueden coincidir, asi pues creamos module-class. Y nos va a pasar lo mismo con los estudiantes, si una clase coincide para varios bootcamps, tendremos una clase para varios estudiantes, y cada estudiante tendrá varias clases dentro de un mismo modulo(N:M) la simplificamos con class-student. Cada bootcamp tendrá su propio plan de estudio (1:1). (la relación es a bootcamp, no a module-bootcamp).<text:span text:style-name="T1"/></text:p>
      <text:p text:style-name="P1" loext:marker-style-name="T1">Cada módulo nos dará un certificado(1:1) y cada estudiante obtendrá varios certificados, y un certificado es exclusivo de cada estudiante, porque viene su nombre y es distinto para cada uno. (1:N).<text:span text:style-name="T1"/></text:p>
      <text:p text:style-name="P1" loext:marker-style-name="T1">Debemos asumir que cada bootcamp tiene un coste, que será pagado por cada estudiante que haya cursado el bootcamp.<text:span text:style-name="T1"/></text:p>
      <text:p text:style-name="P1" loext:marker-style-name="T1">Un estudiante puede realizar varios pagos, según el numero de bootcamps que haga, o algún curso extra que quiera cursar, mientras que un pago es dependiente de una única persona que lo realice(1:M). Cada pago tiene varios métodos que dependen de la ubicación, ya que según la localización pueden disponer de distintos métodos(1:M).<text:span text:style-name="T1"/></text:p>
      <text:p text:style-name="P1" loext:marker-style-name="T1"><text:soft-page-break/>Un pago dispone de varios métodos, y un método de pago puede realizar varios pagos(Ej: tarjeta de crédito)(N.M), para poder tener una relación 1:M creamos la tabla invoices, que viene a ser (payment-payment method) además cada pago generará un recibo (1:1).<text:span text:style-name="T1"/></text:p>
      <text:p text:style-name="P1" loext:marker-style-name="T1">Por último para los estudiantes, pueden tener el rol de mentor(1:1) también podríamos poner (1:M) pero en este caso lo dejamos así.<text:span text:style-name="T1"/></text:p>
      <text:p text:style-name="P1" loext:marker-style-name="T1">Para finalizar, cada empleado tendrá abierto un registro, en el que se grabaran las fechas de alta y baja, las incidencias, etc y es una relación (1:1)<text:span text:style-name="T1"/></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_20__28_WW_29_" style:display-name="Normal Table (WW)"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03:40:19.190000000</meta:creation-date>
    <dc:date>2024-01-19T03:40:50.668000000</dc:date>
    <meta:editing-duration>PT31S</meta:editing-duration>
    <meta:editing-cycles>1</meta:editing-cycles>
    <meta:document-statistic meta:table-count="0" meta:image-count="0" meta:object-count="0" meta:page-count="2" meta:paragraph-count="13" meta:word-count="758" meta:character-count="4806" meta:non-whitespace-character-count="4061"/>
    <meta:generator>LibreOffice/7.6.2.1$Windows_X86_64 LibreOffice_project/56f7684011345957bbf33a7ee678afaf4d2ba333</meta:generator>
  </office:meta>
</office:document-meta>
</file>